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2689" officeooo:paragraph-rsid="00192689"/>
    </style:style>
    <style:style style:name="P2" style:family="paragraph" style:parent-style-name="Standard">
      <style:text-properties officeooo:paragraph-rsid="00192689"/>
    </style:style>
    <style:style style:name="P3" style:family="paragraph" style:parent-style-name="Standard">
      <style:text-properties officeooo:rsid="001933a3" officeooo:paragraph-rsid="001933a3"/>
    </style:style>
    <style:style style:name="P4" style:family="paragraph" style:parent-style-name="Standard">
      <style:text-properties officeooo:rsid="001933a3" officeooo:paragraph-rsid="001933a3"/>
    </style:style>
    <style:style style:name="P5" style:family="paragraph" style:parent-style-name="Standard">
      <style:text-properties officeooo:rsid="001984ef" officeooo:paragraph-rsid="001984ef"/>
    </style:style>
    <style:style style:name="T1" style:family="text">
      <style:text-properties officeooo:rsid="0003f1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p <text:s/>artisan make:model -mrc <text:s/>Teacher</text:p>
      <text:p text:style-name="P1"/>
      <text:p text:style-name="P2">kill $(lsof -t -i:5173) <text:span text:style-name="T1">to kill process running on that port. I couldn’t run the laravel test <text:s/>and do a php artisan migrate.</text:span></text:p>
      <text:p text:style-name="P2"/>
      <text:p text:style-name="P3">Traning Walk through:</text:p>
      <text:p text:style-name="P3"/>
      <text:p text:style-name="P3">Create <text:s/>new vueJS project:</text:p>
      <text:p text:style-name="P3">1. npm init Vue</text:p>
      <text:p text:style-name="P3">2.add vue router (yes)</text:p>
      <text:p text:style-name="P3">3.add es lint (yes)</text:p>
      <text:p text:style-name="P3">4. run commands it gives you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articles to read:</text:p>
      <text:p text:style-name="P5"><text:a xlink:type="simple" xlink:href="https://darkghosthunter.medium.com/laravel-organizing-your-routes-into-several-files-1f3f8ba09f49" text:style-name="Internet_20_link" text:visited-style-name="Visited_20_Internet_20_Link">https://darkghosthunter.medium.com/laravel-organizing-your-routes-into-several-files-1f3f8ba09f49</text:a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5T00:47:48.046558799</meta:creation-date>
    <dc:date>2023-09-22T18:15:53.869913623</dc:date>
    <meta:editing-duration>PT2H2M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57" meta:character-count="407" meta:non-whitespace-character-count="356"/>
  </office:meta>
</office:document-meta>
</file>